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7.09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7.091cm"/>
    </style:style>
    <style:style style:name="P1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text-properties fo:language="fr" fo:country="BE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4" style:family="paragraph" style:parent-style-name="Table_20_Contents">
      <style:paragraph-properties fo:text-align="start" style:justify-single-word="false"/>
      <style:text-properties fo:font-size="9pt" officeooo:rsid="005927c0" officeooo:paragraph-rsid="00ae8af1" style:font-size-asian="9pt" style:font-size-complex="9pt"/>
    </style:style>
    <style:style style:name="P5" style:family="paragraph" style:parent-style-name="Table_20_Contents">
      <style:text-properties fo:font-size="9pt" officeooo:rsid="00ae8af1" officeooo:paragraph-rsid="00ae8af1" style:font-size-asian="9pt" style:font-size-complex="9pt"/>
    </style:style>
    <style:style style:name="P6" style:family="paragraph" style:parent-style-name="Table_20_Contents">
      <style:text-properties fo:font-size="10pt" style:text-underline-style="solid" style:text-underline-width="auto" style:text-underline-color="font-color" officeooo:rsid="00b98ccc" officeooo:paragraph-rsid="00b98ccc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officeooo:rsid="00ae8af1" officeooo:paragraph-rsid="00b3e9cb"/>
    </style:style>
    <style:style style:name="P8" style:family="paragraph" style:parent-style-name="Table_20_Contents">
      <style:paragraph-properties fo:text-align="center" style:justify-single-word="false"/>
      <style:text-properties officeooo:paragraph-rsid="00b3e9cb"/>
    </style:style>
    <style:style style:name="P9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10" style:family="paragraph" style:parent-style-name="Table_20_Contents">
      <style:paragraph-properties fo:text-align="start" style:justify-single-word="false"/>
      <style:text-properties style:font-name="DejaVu Serif" fo:font-size="9pt" fo:language="fr" fo:country="BE" style:text-underline-style="none" fo:font-weight="normal" officeooo:rsid="002e3903" officeooo:paragraph-rsid="00bb257e" fo:background-color="transparent" style:font-name-asian="DejaVu Sans" style:font-size-asian="9pt" style:font-weight-asian="normal" style:font-name-complex="DejaVu Sans" style:font-size-complex="9pt" style:font-weight-complex="normal"/>
    </style:style>
    <style:style style:name="T1" style:family="text">
      <style:text-properties fo:language="fr" fo:country="BE" style:text-underline-style="solid" style:text-underline-width="auto" style:text-underline-color="font-color" fo:font-weight="normal" officeooo:rsid="002e3903" fo:background-color="#00cc00" loext:char-shading-value="0" style:font-weight-asian="normal" style:font-weight-complex="normal"/>
    </style:style>
    <style:style style:name="T2" style:family="text">
      <style:text-properties style:use-window-font-color="true" style:font-name="DejaVu Serif" fo:font-size="9pt" fo:language="fr" fo:country="BE" style:text-underline-style="solid" style:text-underline-width="auto" style:text-underline-color="font-color" fo:font-weight="normal" officeooo:rsid="002e3903" fo:background-color="#ffff00" loext:char-shading-value="0" style:font-name-asian="DejaVu Sans" style:font-size-asian="9pt" style:font-weight-asian="normal" style:font-name-complex="DejaVu Sans" style:font-size-complex="9pt" style:font-weight-complex="normal"/>
    </style:style>
    <style:style style:name="T3" style:family="text">
      <style:text-properties style:font-name="DejaVu Serif" fo:font-size="10pt" fo:language="fr" fo:country="BE" style:text-underline-style="solid" style:text-underline-width="auto" style:text-underline-color="font-color" fo:font-weight="normal" officeooo:rsid="002e3903" fo:background-color="#ffff00" loext:char-shading-value="0" style:font-name-asian="DejaVu Sans" style:font-size-asian="10pt" style:font-weight-asian="normal" style:font-name-complex="DejaVu Sans" style:font-size-complex="10pt" style:font-weight-complex="normal"/>
    </style:style>
    <style:style style:name="T4" style:family="text">
      <style:text-properties style:font-name="DejaVu Serif" fo:font-size="9pt" fo:language="fr" fo:country="BE" style:text-underline-style="solid" style:text-underline-width="auto" style:text-underline-color="font-color" fo:font-weight="normal" officeooo:rsid="002e3903" fo:background-color="#00cc00" loext:char-shading-value="0" style:font-name-asian="DejaVu Sans" style:font-size-asian="9pt" style:font-weight-asian="normal" style:font-name-complex="DejaVu Sans" style:font-size-complex="9pt" style:font-weight-complex="normal"/>
    </style:style>
    <style:style style:name="T5" style:family="text">
      <style:text-properties officeooo:rsid="00a82a92"/>
    </style:style>
    <style:style style:name="T6" style:family="text">
      <style:text-properties officeooo:rsid="00ae8af1"/>
    </style:style>
    <style:style style:name="fr1" style:family="graphic" style:parent-style-name="Frame">
      <style:graphic-properties style:protect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protect="size" style:vertical-pos="from-top" style:vertical-rel="paragraph" style:horizontal-pos="from-left" style:horizontal-rel="paragraph"/>
    </style:style>
    <style:style style:name="fr3" style:family="graphic" style:parent-style-name="Frame">
      <style:graphic-properties style:protect="size" style:vertical-pos="top" style:vertical-rel="paragraph-content" style:horizontal-pos="center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lrs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Fiche <text:span text:style-name="T5">Action sur </text:span><text:span text:style-name="T1"><text:placeholder text:placeholder-type="text">&lt;lrs.trace.name&gt;</text:placeholder>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Mise à jour <text:date style:data-style-name="N79" text:date-value="2014-04-25T15:32:36.716131791">vendredi 25 avril 2014</text:date></text:p>
          </table:table-cell>
          <table:table-cell table:style-name="Table2.B1" office:value-type="string">
            <text:p text:style-name="P5">Commune de <text:span text:style-name="T3"><text:placeholder text:placeholder-type="text">&lt;lrs.canton&gt;</text:placeholder></text:span></text:p>
          </table:table-cell>
        </table:table-row>
        <table:table-row table:style-name="Table2.2">
          <table:table-cell table:style-name="Table2.A2" office:value-type="string">
            <text:p text:style-name="P7"><draw:frame draw:style-name="fr1" draw:name="image: (StringIO(str(lrs.trace.situation_map)), 'image/jpeg')" text:anchor-type="paragraph" svg:x="0.161cm" svg:y="0.199cm" svg:width="7.999cm" svg:height="6.001cm" draw:z-index="2"><draw:text-box><text:p text:style-name="Frame_20_contents"/></draw:text-box></draw:frame>Carte de situation générale <text:span text:style-name="T4"><text:placeholder text:placeholder-type="text">&lt;lrs.trace.name&gt;</text:placeholder></text:span></text:p>
          </table:table-cell>
          <table:table-cell table:style-name="Table2.B2" office:value-type="string">
            <text:p text:style-name="Table_20_Contents"><draw:frame draw:style-name="fr2" draw:name="image: (StringIO(str(lrs.trace.image_map)), 'image/jpeg')" text:anchor-type="paragraph" svg:x="0.21cm" svg:y="0.199cm" svg:width="7.999cm" svg:height="6.001cm" draw:z-index="3"><draw:text-box><text:p text:style-name="Frame_20_contents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">Carte de situation précise <text:span text:style-name="T4"><text:placeholder text:placeholder-type="text">&lt;lrs.trace.name&gt;</text:placeholder></text:span></text:p>
          </table:table-cell>
        </table:table-row>
        <table:table-row table:style-name="Table2.3">
          <table:table-cell table:style-name="Table2.A2" office:value-type="string">
            <text:p text:style-name="P7"><draw:frame draw:style-name="fr3" draw:name="image: (StringIO(str(lrs.trace.photo)), 'image/jpeg')" text:anchor-type="paragraph" svg:width="7.999cm" svg:height="6.001cm" draw:z-index="5"><draw:text-box><text:p text:style-name="Frame_20_contents"/></draw:text-box></draw:frame>Photo du tracé <text:span text:style-name="T4"><text:placeholder text:placeholder-type="text">&lt;lrs.trace.name&gt;</text:placeholder></text:span></text:p>
          </table:table-cell>
          <table:table-cell table:style-name="Table2.B2" office:value-type="string">
            <text:p text:style-name="Table_20_Contents"><draw:frame draw:style-name="fr2" draw:name="image: (StringIO(str(lrs.clc.image_map)), 'image/jpeg')" text:anchor-type="paragraph" svg:x="0.101cm" svg:y="0.24cm" svg:width="7.999cm" svg:height="6.001cm" draw:z-index="4"><draw:text-box><text:p text:style-name="Frame_20_contents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8"><text:span text:style-name="T6">Carte de situation </text:span><text:span text:style-name="T2"><text:placeholder text:placeholder-type="text">&lt;lrs.clc.gid&gt;</text:placeholder></text:span></text:p>
          </table:table-cell>
        </table:table-row>
        <table:table-row>
          <table:table-cell table:style-name="Table2.B2" table:number-columns-spanned="2" office:value-type="string">
            <text:p text:style-name="P6">Actions à mener :</text:p>
            <text:p text:style-name="P10"><text:placeholder text:placeholder-type="text">&lt;lrs.actions.lib_long&gt;</text:placeholder></text:p>
          </table:table-cell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1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1" meta:object-count="0" meta:page-count="2" meta:paragraph-count="11" meta:word-count="42" meta:character-count="318" meta:non-whitespace-character-count="287"/>
    <meta:user-defined meta:name="Info 1"/>
    <meta:user-defined meta:name="Info 2"/>
    <meta:user-defined meta:name="Info 3"/>
    <meta:user-defined meta:name="Info 4"/>
  </office:meta>
</office:document-meta>
</file>